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49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4.6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X-Reserve Product Backlog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Prototype Release</text:p>
          </table:table-cell>
          <table:table-cell table:style-name="ce2" office:value-type="string">
            <text:p>Alpha Release</text:p>
          </table:table-cell>
          <table:table-cell table:style-name="ce2" office:value-type="string">
            <text:p>Beta Release</text:p>
          </table:table-cell>
          <table:table-cell table:style-name="ce2" office:value-type="string">
            <text:p>Release Candidat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 office:value-type="string">
            <text:p>Create rooms</text:p>
          </table:table-cell>
          <table:table-cell office:value-type="string">
            <text:p>Make a reservation</text:p>
          </table:table-cell>
          <table:table-cell office:value-type="string">
            <text:p>AJAX polish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Edit rooms</text:p>
          </table:table-cell>
          <table:table-cell office:value-type="string">
            <text:p>Cancel a reservation</text:p>
          </table:table-cell>
          <table:table-cell office:value-type="string">
            <text:p>View statistics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Delete Rooms</text:p>
          </table:table-cell>
          <table:table-cell office:value-type="string">
            <text:p>Edit a reservation</text:p>
          </table:table-cell>
          <table:table-cell office:value-type="string">
            <text:p>Check dirty rooms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View rooms</text:p>
          </table:table-cell>
          <table:table-cell office:value-type="string">
            <text:p>Room attributes</text:p>
          </table:table-cell>
          <table:table-cell office:value-type="string">
            <text:p>Mark clean rooms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Authentication Support</text:p>
          </table:table-cell>
          <table:table-cell office:value-type="string">
            <text:p>Add chargeable item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Create Room type</text:p>
          </table:table-cell>
          <table:table-cell office:value-type="string">
            <text:p>Charge chargeable item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Edit room type</text:p>
          </table:table-cell>
          <table:table-cell office:value-type="string">
            <text:p>Check in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Delete room type</text:p>
          </table:table-cell>
          <table:table-cell office:value-type="string">
            <text:p>Check ou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sic theme</text:p>
          </table:table-cell>
          <table:table-cell office:value-type="string">
            <text:p>Search by room attributes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Room search (type &amp; occupancy)</text:p>
          </table:table-cell>
          <table:table-cell table:number-columns-repeated="4"/>
        </table:table-row>
        <table:table-row table:style-name="ro2">
          <table:table-cell office:value-type="string">
            <text:p>Make a reservation</text:p>
          </table:table-cell>
          <table:table-cell table:number-columns-repeated="5"/>
        </table:table-row>
        <table:table-row table:style-name="ro2">
          <table:table-cell office:value-type="string">
            <text:p>Cancel a reservation</text:p>
          </table:table-cell>
          <table:table-cell table:number-columns-repeated="5"/>
        </table:table-row>
        <table:table-row table:style-name="ro2">
          <table:table-cell office:value-type="string">
            <text:p>Edit a reservation</text:p>
          </table:table-cell>
          <table:table-cell table:number-columns-repeated="5"/>
        </table:table-row>
        <table:table-row table:style-name="ro2">
          <table:table-cell office:value-type="string">
            <text:p>Room attributes</text:p>
          </table:table-cell>
          <table:table-cell table:number-columns-repeated="5"/>
        </table:table-row>
        <table:table-row table:style-name="ro2">
          <table:table-cell office:value-type="string">
            <text:p>Add chargeable item</text:p>
          </table:table-cell>
          <table:table-cell table:number-columns-repeated="5"/>
        </table:table-row>
        <table:table-row table:style-name="ro2">
          <table:table-cell office:value-type="string">
            <text:p>Charge chargeable item</text:p>
          </table:table-cell>
          <table:table-cell table:number-columns-repeated="5"/>
        </table:table-row>
        <table:table-row table:style-name="ro2">
          <table:table-cell office:value-type="string">
            <text:p>Check in</text:p>
          </table:table-cell>
          <table:table-cell table:number-columns-repeated="5"/>
        </table:table-row>
        <table:table-row table:style-name="ro2">
          <table:table-cell office:value-type="string">
            <text:p>Check out</text:p>
          </table:table-cell>
          <table:table-cell table:number-columns-repeated="5"/>
        </table:table-row>
        <table:table-row table:style-name="ro2">
          <table:table-cell office:value-type="string">
            <text:p>AJAX polish</text:p>
          </table:table-cell>
          <table:table-cell table:number-columns-repeated="5"/>
        </table:table-row>
        <table:table-row table:style-name="ro2">
          <table:table-cell office:value-type="string">
            <text:p>View statistics</text:p>
          </table:table-cell>
          <table:table-cell table:number-columns-repeated="5"/>
        </table:table-row>
        <table:table-row table:style-name="ro2">
          <table:table-cell office:value-type="string">
            <text:p>Check dirty rooms</text:p>
          </table:table-cell>
          <table:table-cell table:number-columns-repeated="5"/>
        </table:table-row>
        <table:table-row table:style-name="ro2">
          <table:table-cell office:value-type="string">
            <text:p>Mark clean rooms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left="1.499cm" fo:margin-right="1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0">20/10/2009</text:date>, <text:time>18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0T18:34:29</meta:creation-date>
    <dc:date>2009-10-20T18:53:48</dc:date>
    <meta:editing-duration>PT00H19M21S</meta:editing-duration>
    <meta:editing-cycles>3</meta:editing-cycles>
    <meta:generator>OpenOffice.org/3.0$Linux OpenOffice.org_project/300m15$Build-9379</meta:gener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